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style>
    <style:style style:name="P2" style:family="paragraph" style:parent-style-name="Standard" style:master-page-name="Standard">
      <style:paragraph-properties style:page-number="auto"/>
      <style:text-properties fo:font-size="18pt" fo:font-weight="bold" style:font-size-asian="18pt" style:font-weight-asian="bold" style:font-size-complex="18pt"/>
    </style:style>
    <style:style style:name="P3" style:family="paragraph" style:parent-style-name="List_20_Paragraph" style:list-style-name="WWNum1"/>
    <style:style style:name="P4" style:family="paragraph" style:parent-style-name="List_20_Paragraph">
      <style:text-properties fo:font-size="12pt" style:font-size-asian="12pt" style:font-size-complex="12pt"/>
    </style:style>
    <style:style style:name="P5" style:family="paragraph" style:parent-style-name="List_20_Paragraph">
      <style:paragraph-properties fo:margin-left="0cm" fo:margin-right="0cm" fo:text-indent="0cm" style:auto-text-indent="false"/>
    </style:style>
    <style:style style:name="P6" style:family="paragraph" style:parent-style-name="List_20_Paragraph">
      <style:paragraph-properties fo:margin-left="0cm" fo:margin-right="0cm" fo:text-indent="0cm" style:auto-text-indent="false"/>
      <style:text-properties fo:font-size="12pt" style:font-size-asian="12pt" style:font-size-complex="12pt"/>
    </style:style>
    <style:style style:name="P7" style:family="paragraph" style:parent-style-name="List_20_Paragraph">
      <style:paragraph-properties fo:margin-left="0cm" fo:margin-right="0cm" fo:text-indent="1.249cm" style:auto-text-indent="false"/>
    </style:style>
    <style:style style:name="P8" style:family="paragraph" style:parent-style-name="List_20_Paragraph">
      <style:paragraph-properties fo:margin-left="0cm" fo:margin-right="0cm" fo:text-indent="1.249cm" style:auto-text-indent="false"/>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Standard"><text:span text:style-name="T2">Pitch de présentation ou comment mettre mettre l’accent sur les points forts</text:span></text:p>
      <text:p text:style-name="P1"/>
      <text:p text:style-name="P1"/>
      <text:p text:style-name="Standard"><text:span text:style-name="T1">3 étapes :</text:span></text:p>
      <text:p text:style-name="Standard"><text:span text:style-name="T4">1 Se positionner</text:span><text:span text:style-name="T3"> : qui suis-je ? <text:s/>Être concis et efficace (30s)</text:span></text:p>
      <text:list xml:id="list188471230318032460" text:style-name="WWNum1">
        <text:list-item>
          <text:p text:style-name="P3"><text:span text:style-name="T3">Sélectionner les informations</text:span></text:p>
        </text:list-item>
        <text:list-item>
          <text:p text:style-name="P3"><text:span text:style-name="T3">Donner son Nom et Prénom</text:span></text:p>
        </text:list-item>
        <text:list-item>
          <text:p text:style-name="P3"><text:span text:style-name="T3">Parcours dans ses grandes lignes choisir 2 ou 3 éléments les + pertinents décrivez une expérience qui vous a particulièrement marqué dire ce qu’elle vous a apporté, (se rendre unique) parler de votre reconversion professionnelle </text:span></text:p>
        </text:list-item>
      </text:list>
      <text:p text:style-name="P4"/>
      <text:p text:style-name="P5"><text:span text:style-name="T4">2 Se définir</text:span><text:span text:style-name="T3"> : qu’est- ce que je veux faire ? (</text:span><text:bookmark text:name="Bookmark"/><text:span text:style-name="T3">stage)</text:span></text:p>
      <text:p text:style-name="P5"><text:span text:style-name="T3">Faire le lien avec ce que je viens de dire </text:span></text:p>
      <text:p text:style-name="P5"><text:span text:style-name="T3">Parler de compétences, d’atouts, de qualités personnelles, de missions en utilisant des mots clés.</text:span></text:p>
      <text:p text:style-name="P6"/>
      <text:p text:style-name="P5"><text:span text:style-name="T4">3 Se démarquer</text:span><text:span text:style-name="T3"> : Pourquoi avoir choisi cette entreprise ?</text:span></text:p>
      <text:p text:style-name="P6"/>
      <text:p text:style-name="P7"><text:span text:style-name="T3">- Vous aimez ses valeurs </text:span></text:p>
      <text:p text:style-name="P7"><text:span text:style-name="T3">-Vous vous êtes renseigné sur leurs projets et cela vous a plu (citer un exemple)</text:span></text:p>
      <text:p text:style-name="P8"/>
      <text:p text:style-name="P8"/>
      <text:p text:style-name="P8"/>
      <text:p text:style-name="P8"/>
      <text:p text:style-name="P7"><text:span text:style-name="T3">L’employeur doit se souvenir de vous et de l’impression que vous lui avez faite</text:span></text:p>
      <text:p text:style-name="P8"/>
      <text:p text:style-name="P7"><text:soft-page-break/><text:span text:style-name="T4">Dynamisme /volonté /bonne humeur/enthousiasme / curiosité/sourire /tenue vestimentaire </text:span></text:p>
      <text:p text:style-name="P8"/>
      <text:p text:style-name="P8"/>
      <text:p text:style-name="P8"><text:tab/>Hamel Cyril</text:p>
      <text:p text:style-name="P8">39 ans marié 4 enfants</text:p>
      <text:p text:style-name="P8"/>
      <text:p text:style-name="P6"><text:tab/>11 ans d’expérience dans l’électricité industriel et l'automatisme </text:p>
      <text:p text:style-name="P6">contraint d’arrêter pour des raisons de santé.</text:p>
      <text:p text:style-name="P6"/>
      <text:p text:style-name="P6"><text:s text:c="2"/>j'ai tester des boulots de nuits pour concilier vie privé chargée et professionnelle.</text:p>
      <text:p text:style-name="P6"/>
      <text:p text:style-name="List_20_Paragraph"><text:span text:style-name="T3">Puis les portes des </text:span>formations<text:span text:style-name="T3"> se sont enfin ouvert à moi et j'ai décidé de m'orienter vers un métier faisable en télé travaille et à des horaires variable temps que le travail est fait dans les temps.</text:span></text:p>
      <text:p text:style-name="P6"/>
      <text:p text:style-name="P6">Je souhaite faire un stage dans votre entreprise pour être en immersion dans le métier et en voir un maximum de ficelles pour voir si je suis capable de monter ma micro entreprise ou si il faudrait que j’apprenne encore au seins d'une entreprise.</text:p>
      <text:p text:style-name="P6"/>
      <text:p text:style-name="P6"><text:s text:c="2"/>Je suis quelqu'un de volontaire et motivé avec de bonnes bases</text:p>
      <text:p text:style-name="P6"/>
      <text:p text:style-name="P6">j'ai choisi votre sart up car je cherche une entreprise dynamique et innovante afin de pouvoir apprendre plus vite.</text:p>
      <text:p text:style-name="P6"/>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ListLabel_20_1" style:display-name="ListLabel 1" style:family="text">
      <style:text-properties style:font-name-complex="Calibri2"/>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ollot laurence</meta:initial-creator>
    <dc:creator>JeSappel Groot</dc:creator>
    <meta:editing-cycles>6</meta:editing-cycles>
    <meta:creation-date>2020-09-03T09:56:00</meta:creation-date>
    <dc:date>2022-10-14T14:06:27.89</dc:date>
    <meta:editing-duration>PT4S</meta:editing-duration>
    <meta:generator>OpenOffice/4.1.7$Win32 OpenOffice.org_project/417m1$Build-9800</meta:generator>
    <meta:document-statistic meta:table-count="0" meta:image-count="0" meta:object-count="0" meta:page-count="2" meta:paragraph-count="23" meta:word-count="307" meta:character-count="18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